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2" table:number-rows-spanned="1">
            <text:p>Expected Calculation</text:p>
          </table:table-cell>
          <table:covered-table-cell/>
          <table:table-cell table:style-name="ce3" office:value-type="string" calcext:value-type="string" table:number-columns-spanned="2" table:number-rows-spanned="1">
            <text:p>From Pktgen Stats</text:p>
          </table:table-cell>
          <table:covered-table-cell/>
          <table:table-cell table:style-name="ce3" office:value-type="string" calcext:value-type="string" table:number-columns-spanned="2" table:number-rows-spanned="1">
            <text:p>Output from flow-filter</text:p>
          </table:table-cell>
          <table:covered-table-cell/>
          <table:table-cell table:style-name="ce3" office:value-type="string" calcext:value-type="string" table:number-columns-spanned="2" table:number-rows-spanned="1">
            <text:p>Diffs</text:p>
          </table:table-cell>
          <table:covered-table-cell/>
          <table:table-cell table:style-name="ce3" office:value-type="string" calcext:value-type="string" table:number-columns-spanned="2" table:number-rows-spanned="1">
            <text:p>Percentage</text:p>
          </table:table-cell>
          <table:covered-table-cell/>
          <table:table-cell/>
          <table:table-cell table:style-name="ce3" office:value-type="string" calcext:value-type="string" table:number-columns-spanned="3" table:number-rows-spanned="1">
            <text:p>Error checking, should all be 0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1" office:value-type="string" calcext:value-type="string">
            <text:p>Output Bytes</text:p>
          </table:table-cell>
          <table:table-cell table:style-name="ce1" office:value-type="string" calcext:value-type="string">
            <text:p>Output Pkts</text:p>
          </table:table-cell>
          <table:table-cell table:style-name="ce1" office:value-type="string" calcext:value-type="string">
            <text:p>Recieved Bytes</text:p>
          </table:table-cell>
          <table:table-cell table:style-name="ce1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([.C4]*(10^9)*[.E4]/8)/[.D4]" office:value-type="float" office:value="195312500" calcext:value-type="float">
            <text:p>195312500</text:p>
          </table:table-cell>
          <table:table-cell table:formula="of:=(MIN(MAX([.D4];64); 1518)- 18) *[.F4]" office:value-type="float" office:value="8984375000" calcext:value-type="float">
            <text:p>8984375000</text:p>
          </table:table-cell>
          <table:table-cell table:formula="of:=[.F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4]-[.K4]" office:value-type="float" office:value="117208" calcext:value-type="float">
            <text:p>117208</text:p>
          </table:table-cell>
          <table:table-cell table:formula="of:=[.H4]-[.L4]" office:value-type="float" office:value="2548" calcext:value-type="float">
            <text:p>2548</text:p>
          </table:table-cell>
          <table:table-cell table:formula="of:=([.M4]/[.G4])*100" office:value-type="float" office:value="0.001304576" calcext:value-type="float">
            <text:p>0.001304576</text:p>
          </table:table-cell>
          <table:table-cell table:formula="of:=100*([.N4]/[.H4])" office:value-type="float" office:value="0.001304576" calcext:value-type="float">
            <text:p>0.001304576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C5]*(10^9)*[.E5]/8)/[.D5]" office:value-type="float" office:value="48828125" calcext:value-type="float">
            <text:p>48828125</text:p>
          </table:table-cell>
          <table:table-cell table:formula="of:=(MIN(MAX([.D5];64); 1518)- 18) *[.F5]" office:value-type="float" office:value="11621093750" calcext:value-type="float">
            <text:p>11621093750</text:p>
          </table:table-cell>
          <table:table-cell table:formula="of:=[.F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([.C6]*(10^9)*[.E6]/8)/[.D6]" office:value-type="float" office:value="97656250" calcext:value-type="float">
            <text:p>97656250</text:p>
          </table:table-cell>
          <table:table-cell table:formula="of:=(MIN(MAX([.D6];64); 1518)- 18) *[.F6]" office:value-type="float" office:value="10742187500" calcext:value-type="float">
            <text:p>10742187500</text:p>
          </table:table-cell>
          <table:table-cell table:formula="of:=[.F6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3-12T22:00:56.939233556</dc:date>
    <meta:editing-duration>PT3M16S</meta:editing-duration>
    <meta:editing-cycles>1</meta:editing-cycles>
    <meta:generator>LibreOffice/6.0.7.3$Linux_X86_64 LibreOffice_project/00m0$Build-3</meta:generator>
    <meta:document-statistic meta:table-count="1" meta:cell-count="83" meta:object-count="0"/>
  </office:meta>
</office:document-meta>
</file>